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DP1a" table:style-name="ta1">
        <table:shapes>
          <draw:frame draw:z-index="0" draw:style-name="gr1" draw:text-style-name="P1" svg:width="8.4772in" svg:height="4.0992in" svg:x="0.0437in" svg:y="4.8417in">
            <draw:object draw:notify-on-update-of-ranges="RDP1a.A1:RDP1a.A1 RDP1a.A2:RDP1a.A27 RDP1a.B1:RDP1a.B1 RDP1a.B2:RDP1a.B27 RDP1a.C1:RDP1a.C1 RDP1a.C2:RDP1a.C27 RDP1a.D1:RDP1a.D1 RDP1a.D2:RDP1a.D27 RDP1a.E1:RDP1a.E1 RDP1a.E2:RDP1a.E27 RDP1a.F1:RDP1a.F1 RDP1a.F2:RDP1a.F27 RDP1a.G1:RDP1a.G1 RDP1a.G2:RDP1a.G27 RDP1a.H1:RDP1a.H1 RDP1a.H2:RDP1a.H27 RDP1a.I1:RDP1a.I1 RDP1a.I2:RDP1a.I27 RDP1a.J1:RDP1a.J1 RDP1a.J2:RDP1a.J27 RDP1a.K1:RDP1a.K1 RDP1a.K2:RDP1a.K27 RDP1a.L1:RDP1a.L1 RDP1a.L2:RDP1a.L27 RDP1a.M1:RDP1a.M1 RDP1a.M2:RDP1a.M2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22" calcext:value-type="float">
            <text:p>122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33" calcext:value-type="float">
            <text:p>133</text:p>
          </table:table-cell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45" calcext:value-type="float">
            <text:p>145</text:p>
          </table:table-cell>
          <table:table-cell office:value-type="float" office:value="108" calcext:value-type="float">
            <text:p>108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60" calcext:value-type="float">
            <text:p>160</text:p>
          </table:table-cell>
          <table:table-cell office:value-type="float" office:value="116" calcext:value-type="float">
            <text:p>116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78" calcext:value-type="float">
            <text:p>178</text:p>
          </table:table-cell>
          <table:table-cell office:value-type="float" office:value="125" calcext:value-type="float">
            <text:p>125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99" calcext:value-type="float">
            <text:p>199</text:p>
          </table:table-cell>
          <table:table-cell office:value-type="float" office:value="134" calcext:value-type="float">
            <text:p>134</text:p>
          </table:table-cell>
          <table:table-cell office:value-type="float" office:value="98" calcext:value-type="float">
            <text:p>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19" calcext:value-type="float">
            <text:p>219</text:p>
          </table:table-cell>
          <table:table-cell office:value-type="float" office:value="147" calcext:value-type="float">
            <text:p>147</text:p>
          </table:table-cell>
          <table:table-cell table:number-columns-repeated="10"/>
        </table:table-row>
      </table:table>
      <table:table table:name="RDP1b" table:style-name="ta1">
        <table:shapes>
          <draw:frame draw:z-index="0" draw:style-name="gr1" draw:text-style-name="P1" svg:width="8.548in" svg:height="4.0886in" svg:x="0.0445in" svg:y="4.8417in">
            <draw:object draw:notify-on-update-of-ranges="RDP1b.A1:RDP1b.A1 RDP1b.A2:RDP1b.A27 RDP1b.B1:RDP1b.B1 RDP1b.B2:RDP1b.B27 RDP1b.C1:RDP1b.C1 RDP1b.C2:RDP1b.C27 RDP1b.D1:RDP1b.D1 RDP1b.D2:RDP1b.D27 RDP1b.E1:RDP1b.E1 RDP1b.E2:RDP1b.E27 RDP1b.F1:RDP1b.F1 RDP1b.F2:RDP1b.F27 RDP1b.G1:RDP1b.G1 RDP1b.G2:RDP1b.G27 RDP1b.H1:RDP1b.H1 RDP1b.H2:RDP1b.H27 RDP1b.I1:RDP1b.I1 RDP1b.I2:RDP1b.I27 RDP1b.J1:RDP1b.J1 RDP1b.J2:RDP1b.J27 RDP1b.K1:RDP1b.K1 RDP1b.K2:RDP1b.K27 RDP1b.L1:RDP1b.L1 RDP1b.L2:RDP1b.L27 RDP1b.M1:RDP1b.M1 RDP1b.M2:RDP1b.M27 RDP1b.N1:RDP1b.N1 RDP1b.N2:RDP1b.N27 RDP1b.O1:RDP1b.O1 RDP1b.O2:RDP1b.O27 RDP1b.P1:RDP1b.P1 RDP1b.P2:RDP1b.P27 RDP1b.Q1:RDP1b.Q1 RDP1b.Q2:RDP1b.Q27 RDP1b.R1:RDP1b.R1 RDP1b.R2:RDP1b.R27 RDP1b.S1:RDP1b.S1 RDP1b.S2:RDP1b.S27 RDP1b.T1:RDP1b.T1 RDP1b.T2:RDP1b.T27 RDP1b.U1:RDP1b.U1 RDP1b.U2:RDP1b.U27 RDP1b.V1:RDP1b.V1 RDP1b.V2:RDP1b.V27 RDP1b.W1:RDP1b.W1 RDP1b.W2:RDP1b.W27 RDP1b.X1:RDP1b.X1 RDP1b.X2:RDP1b.X27 RDP1b.Y1:RDP1b.Y1 RDP1b.Y2:RDP1b.Y27 RDP1b.Z1:RDP1b.Z1 RDP1b.Z2:RDP1b.Z27 RDP1b.AA1:RDP1b.AA1 RDP1b.AA2:RDP1b.AA2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6" table:default-cell-style-name="Default"/>
        <table:table-column table:style-name="co2" table:number-columns-repeated="997" table:default-cell-style-name="Default"/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table:number-columns-repeated="99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</text:p>
          </table:table-cell>
          <table:table-cell table:formula="of:=180+48" office:value-type="float" office:value="228" calcext:value-type="float">
            <text:p>228</text:p>
          </table:table-cell>
          <table:table-cell office:value-type="float" office:value="47" calcext:value-type="float">
            <text:p>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table:formula="of:=4*60+10" office:value-type="float" office:value="250" calcext:value-type="float">
            <text:p>250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table:formula="of:=4*60+19" office:value-type="float" office:value="259" calcext:value-type="float">
            <text:p>259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</text:p>
          </table:table-cell>
          <table:table-cell table:formula="of:=4*60+28" office:value-type="float" office:value="268" calcext:value-type="float">
            <text:p>268</text:p>
          </table:table-cell>
          <table:table-cell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</text:p>
          </table:table-cell>
          <table:table-cell table:formula="of:=4*60+35" office:value-type="float" office:value="275" calcext:value-type="float">
            <text:p>275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</text:p>
          </table:table-cell>
          <table:table-cell table:formula="of:=4*60+42" office:value-type="float" office:value="282" calcext:value-type="float">
            <text:p>282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 table:formula="of:=4*60+48" office:value-type="float" office:value="288" calcext:value-type="float">
            <text:p>288</text:p>
          </table:table-cell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</text:p>
          </table:table-cell>
          <table:table-cell table:formula="of:=4*60+54" office:value-type="float" office:value="294" calcext:value-type="float">
            <text:p>294</text:p>
          </table:table-cell>
          <table:table-cell office:value-type="float" office:value="113" calcext:value-type="float">
            <text:p>113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00" calcext:value-type="float">
            <text:p>300</text:p>
          </table:table-cell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10" calcext:value-type="float">
            <text:p>310</text:p>
          </table:table-cell>
          <table:table-cell office:value-type="float" office:value="129" calcext:value-type="float">
            <text:p>129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15" calcext:value-type="float">
            <text:p>315</text:p>
          </table:table-cell>
          <table:table-cell office:value-type="float" office:value="134" calcext:value-type="float">
            <text:p>134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19" calcext:value-type="float">
            <text:p>319</text:p>
          </table:table-cell>
          <table:table-cell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324" calcext:value-type="float">
            <text:p>324</text:p>
          </table:table-cell>
          <table:table-cell office:value-type="float" office:value="143" calcext:value-type="float">
            <text:p>143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28" calcext:value-type="float">
            <text:p>328</text:p>
          </table:table-cell>
          <table:table-cell office:value-type="float" office:value="147" calcext:value-type="float">
            <text:p>147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31" calcext:value-type="float">
            <text:p>331</text:p>
          </table:table-cell>
          <table:table-cell office:value-type="float" office:value="150" calcext:value-type="float">
            <text:p>150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35" calcext:value-type="float">
            <text:p>335</text:p>
          </table:table-cell>
          <table:table-cell office:value-type="float" office:value="154" calcext:value-type="float">
            <text:p>154</text:p>
          </table:table-cell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39" calcext:value-type="float">
            <text:p>339</text:p>
          </table:table-cell>
          <table:table-cell office:value-type="float" office:value="158" calcext:value-type="float">
            <text:p>158</text:p>
          </table:table-cell>
          <table:table-cell office:value-type="float" office:value="109" calcext:value-type="float">
            <text:p>109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42" calcext:value-type="float">
            <text:p>342</text:p>
          </table:table-cell>
          <table:table-cell office:value-type="float" office:value="161" calcext:value-type="float">
            <text:p>161</text:p>
          </table:table-cell>
          <table:table-cell office:value-type="float" office:value="113" calcext:value-type="float">
            <text:p>113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45" calcext:value-type="float">
            <text:p>345</text:p>
          </table:table-cell>
          <table:table-cell office:value-type="float" office:value="164" calcext:value-type="float">
            <text:p>164</text:p>
          </table:table-cell>
          <table:table-cell office:value-type="float" office:value="116" calcext:value-type="float">
            <text:p>116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48" calcext:value-type="float">
            <text:p>348</text:p>
          </table:table-cell>
          <table:table-cell office:value-type="float" office:value="167" calcext:value-type="float">
            <text:p>167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51" calcext:value-type="float">
            <text:p>351</text:p>
          </table:table-cell>
          <table:table-cell office:value-type="float" office:value="170" calcext:value-type="float">
            <text:p>170</text:p>
          </table:table-cell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54" calcext:value-type="float">
            <text:p>354</text:p>
          </table:table-cell>
          <table:table-cell office:value-type="float" office:value="173" calcext:value-type="float">
            <text:p>173</text:p>
          </table:table-cell>
          <table:table-cell office:value-type="float" office:value="125" calcext:value-type="float">
            <text:p>125</text:p>
          </table:table-cell>
          <table:table-cell office:value-type="float" office:value="103" calcext:value-type="float">
            <text:p>103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57" calcext:value-type="float">
            <text:p>357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60" calcext:value-type="float">
            <text:p>360</text:p>
          </table:table-cell>
          <table:table-cell office:value-type="float" office:value="179" calcext:value-type="float">
            <text:p>179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</table:table>
      <table:table table:name="RDP2a" table:style-name="ta1">
        <table:shapes>
          <draw:frame draw:z-index="0" draw:style-name="gr1" draw:text-style-name="P1" svg:width="8.5701in" svg:height="5.7827in" svg:x="0.0445in" svg:y="2.1752in">
            <draw:object draw:notify-on-update-of-ranges="RDP2a.A1:RDP2a.A1 RDP2a.B1:RDP2a.AA1 RDP2a.A2:RDP2a.A2 RDP2a.B2:RDP2a.AA2 RDP2a.A3:RDP2a.A3 RDP2a.B3:RDP2a.AA3 RDP2a.A4:RDP2a.A4 RDP2a.B4:RDP2a.AA4 RDP2a.A5:RDP2a.A5 RDP2a.B5:RDP2a.AA5 RDP2a.A6:RDP2a.A6 RDP2a.B6:RDP2a.AA6 RDP2a.A7:RDP2a.A7 RDP2a.B7:RDP2a.AA7 RDP2a.A8:RDP2a.A8 RDP2a.B8:RDP2a.AA8 RDP2a.A9:RDP2a.A9 RDP2a.B9:RDP2a.AA9 RDP2a.A10:RDP2a.A10 RDP2a.B10:RDP2a.AA10 RDP2a.A11:RDP2a.A11 RDP2a.B11:RDP2a.AA11 RDP2a.A12:RDP2a.A12 RDP2a.B12:RDP2a.AA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6" table:default-cell-style-name="Default"/>
        <table:table-column table:style-name="co2" table:number-columns-repeated="997" table:default-cell-style-name="Default"/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table:number-columns-repeated="997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float" office:value="160" calcext:value-type="float">
            <text:p>160</text:p>
          </table:table-cell>
          <table:table-cell office:value-type="float" office:value="178" calcext:value-type="float">
            <text:p>178</text:p>
          </table:table-cell>
          <table:table-cell office:value-type="float" office:value="199" calcext:value-type="float">
            <text:p>199</text:p>
          </table:table-cell>
          <table:table-cell office:value-type="float" office:value="219" calcext:value-type="float">
            <text:p>219</text:p>
          </table:table-cell>
          <table:table-cell table:number-columns-repeated="99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float" office:value="147" calcext:value-type="float">
            <text:p>147</text:p>
          </table:table-cell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99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</table:table>
      <table:table table:name="RDP2b" table:style-name="ta1">
        <table:shapes>
          <draw:frame draw:z-index="0" draw:style-name="gr1" draw:text-style-name="P1" svg:width="8.6083in" svg:height="5.7331in" svg:x="0.0394in" svg:y="2.1728in">
            <draw:object draw:notify-on-update-of-ranges="RDP2b.A1:RDP2b.A1 RDP2b.B1:RDP2b.AA1 RDP2b.A2:RDP2b.A2 RDP2b.B2:RDP2b.AA2 RDP2b.A3:RDP2b.A3 RDP2b.B3:RDP2b.AA3 RDP2b.A4:RDP2b.A4 RDP2b.B4:RDP2b.AA4 RDP2b.A5:RDP2b.A5 RDP2b.B5:RDP2b.AA5 RDP2b.A6:RDP2b.A6 RDP2b.B6:RDP2b.AA6 RDP2b.A7:RDP2b.A7 RDP2b.B7:RDP2b.AA7 RDP2b.A8:RDP2b.A8 RDP2b.B8:RDP2b.AA8 RDP2b.A9:RDP2b.A9 RDP2b.B9:RDP2b.AA9 RDP2b.A10:RDP2b.A10 RDP2b.B10:RDP2b.AA10 RDP2b.A11:RDP2b.A11 RDP2b.B11:RDP2b.AA11 RDP2b.A12:RDP2b.A12 RDP2b.B12:RDP2b.AA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6" table:default-cell-style-name="Default"/>
        <table:table-column table:style-name="co2" table:number-columns-repeated="997" table:default-cell-style-name="Default"/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89" calcext:value-type="float">
            <text:p>189</text:p>
          </table:table-cell>
          <table:table-cell office:value-type="float" office:value="185" calcext:value-type="float">
            <text:p>185</text:p>
          </table:table-cell>
          <table:table-cell office:value-type="float" office:value="182" calcext:value-type="float">
            <text:p>182</text:p>
          </table:table-cell>
          <table:table-cell office:value-type="float" office:value="178" calcext:value-type="float">
            <text:p>178</text:p>
          </table:table-cell>
          <table:table-cell office:value-type="float" office:value="174" calcext:value-type="float">
            <text:p>174</text:p>
          </table:table-cell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office:value-type="float" office:value="149" calcext:value-type="float">
            <text:p>149</text:p>
          </table:table-cell>
          <table:table-cell office:value-type="float" office:value="144" calcext:value-type="float">
            <text:p>144</text:p>
          </table:table-cell>
          <table:table-cell office:value-type="float" office:value="137" calcext:value-type="float">
            <text:p>137</text:p>
          </table:table-cell>
          <table:table-cell office:value-type="float" office:value="131" calcext:value-type="float">
            <text:p>131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HK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3:28:13.119640938</meta:creation-date>
    <dc:date>2016-02-23T14:25:53.961748756</dc:date>
    <meta:editing-duration>PT48M36S</meta:editing-duration>
    <meta:editing-cycles>13</meta:editing-cycles>
    <meta:generator>LibreOffice/4.2.8.2$Linux_X86_64 LibreOffice_project/420m0$Build-2</meta:generator>
    <meta:document-statistic meta:table-count="4" meta:cell-count="113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866cm" svg:height="14.563cm" xlink:href=".." xlink:type="simple" chart:class="chart:line" chart:style-name="ch1">
        <chart:legend chart:legend-position="end" svg:x="20.741cm" svg:y="4.492cm" style:legend-expansion="high" chart:style-name="ch2"/>
        <chart:plot-area chart:style-name="ch3" table:cell-range-address="RDP2b.A1:RDP2b.AA12" chart:data-source-has-labels="both" svg:x="1.448cm" svg:y="0.291cm" svg:width="18.856cm" svg:height="13cm">
          <chartooo:coordinate-region svg:x="2.255cm" svg:y="0.49cm" svg:width="17.941cm" svg:height="12.154cm"/>
          <chart:axis chart:dimension="x" chart:name="primary-x" chart:style-name="ch4" chartooo:axis-type="auto">
            <chartooo:date-scale/>
            <chart:title svg:x="9.76cm" svg:y="13.582cm" chart:style-name="ch5">
              <text:p>pre-dive group</text:p>
            </chart:title>
            <chart:categories table:cell-range-address="RDP2b.B1:RDP2b.AA1"/>
          </chart:axis>
          <chart:axis chart:dimension="y" chart:name="primary-y" chart:style-name="ch4">
            <chart:title svg:x="0.451cm" svg:y="8.542cm" chart:style-name="ch6">
              <text:p>no-decompression time</text:p>
            </chart:title>
            <chart:grid chart:style-name="ch7" chart:class="major"/>
          </chart:axis>
          <chart:series chart:style-name="ch8" chart:values-cell-range-address="RDP2b.B2:RDP2b.AA2" chart:label-cell-address="RDP2b.A2:RDP2b.A2" chart:class="chart:line">
            <chart:data-point chart:repeated="26"/>
          </chart:series>
          <chart:series chart:style-name="ch9" chart:values-cell-range-address="RDP2b.B3:RDP2b.AA3" chart:label-cell-address="RDP2b.A3:RDP2b.A3" chart:class="chart:line">
            <chart:data-point chart:repeated="26"/>
          </chart:series>
          <chart:series chart:style-name="ch10" chart:values-cell-range-address="RDP2b.B4:RDP2b.AA4" chart:label-cell-address="RDP2b.A4:RDP2b.A4" chart:class="chart:line">
            <chart:data-point chart:repeated="26"/>
          </chart:series>
          <chart:series chart:style-name="ch11" chart:values-cell-range-address="RDP2b.B5:RDP2b.AA5" chart:label-cell-address="RDP2b.A5:RDP2b.A5" chart:class="chart:line">
            <chart:data-point chart:repeated="26"/>
          </chart:series>
          <chart:series chart:style-name="ch12" chart:values-cell-range-address="RDP2b.B6:RDP2b.AA6" chart:label-cell-address="RDP2b.A6:RDP2b.A6" chart:class="chart:line">
            <chart:data-point chart:repeated="26"/>
          </chart:series>
          <chart:series chart:style-name="ch13" chart:values-cell-range-address="RDP2b.B7:RDP2b.AA7" chart:label-cell-address="RDP2b.A7:RDP2b.A7" chart:class="chart:line">
            <chart:data-point chart:repeated="26"/>
          </chart:series>
          <chart:series chart:style-name="ch14" chart:values-cell-range-address="RDP2b.B8:RDP2b.AA8" chart:label-cell-address="RDP2b.A8:RDP2b.A8" chart:class="chart:line">
            <chart:data-point chart:repeated="26"/>
          </chart:series>
          <chart:series chart:style-name="ch15" chart:values-cell-range-address="RDP2b.B9:RDP2b.AA9" chart:label-cell-address="RDP2b.A9:RDP2b.A9" chart:class="chart:line">
            <chart:data-point chart:repeated="26"/>
          </chart:series>
          <chart:series chart:style-name="ch16" chart:values-cell-range-address="RDP2b.B10:RDP2b.AA10" chart:label-cell-address="RDP2b.A10:RDP2b.A10" chart:class="chart:line">
            <chart:data-point chart:repeated="26"/>
          </chart:series>
          <chart:series chart:style-name="ch17" chart:values-cell-range-address="RDP2b.B11:RDP2b.AA11" chart:label-cell-address="RDP2b.A11:RDP2b.A11" chart:class="chart:line">
            <chart:data-point chart:repeated="26"/>
          </chart:series>
          <chart:series chart:style-name="ch18" chart:values-cell-range-address="RDP2b.B12:RDP2b.AA12" chart:label-cell-address="RDP2b.A12:RDP2b.A12" chart:class="chart:line">
            <chart:data-point chart:repeated="2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RDP2b.B1:RDP2b.AA1</svg:desc>
                </draw:g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D</text:p>
              </table:table-cell>
              <table:table-cell office:value-type="string">
                <text:p>E</text:p>
              </table:table-cell>
              <table:table-cell office:value-type="string">
                <text:p>F</text:p>
              </table:table-cell>
              <table:table-cell office:value-type="string">
                <text:p>G</text:p>
              </table:table-cell>
              <table:table-cell office:value-type="string">
                <text:p>H</text:p>
              </table:table-cell>
              <table:table-cell office:value-type="string">
                <text:p>I</text:p>
              </table:table-cell>
              <table:table-cell office:value-type="string">
                <text:p>J</text:p>
              </table:table-cell>
              <table:table-cell office:value-type="string">
                <text:p>K</text:p>
              </table:table-cell>
              <table:table-cell office:value-type="string">
                <text:p>L</text:p>
              </table:table-cell>
              <table:table-cell office:value-type="string">
                <text:p>M</text:p>
              </table:table-cell>
              <table:table-cell office:value-type="string">
                <text:p>N</text:p>
              </table:table-cell>
              <table:table-cell office:value-type="string">
                <text:p>O</text:p>
              </table:table-cell>
              <table:table-cell office:value-type="string">
                <text:p>P</text:p>
              </table:table-cell>
              <table:table-cell office:value-type="string">
                <text:p>Q</text:p>
              </table:table-cell>
              <table:table-cell office:value-type="string">
                <text:p>R</text:p>
              </table:table-cell>
              <table:table-cell office:value-type="string">
                <text:p>S</text:p>
              </table:table-cell>
              <table:table-cell office:value-type="string">
                <text:p>T</text:p>
              </table:table-cell>
              <table:table-cell office:value-type="string">
                <text:p>U</text:p>
              </table:table-cell>
              <table:table-cell office:value-type="string">
                <text:p>V</text:p>
              </table:table-cell>
              <table:table-cell office:value-type="string">
                <text:p>W</text:p>
              </table:table-cell>
              <table:table-cell office:value-type="string">
                <text:p>X</text:p>
              </table:table-cell>
              <table:table-cell office:value-type="string">
                <text:p>Y</text:p>
              </table:table-cell>
              <table:table-cell office:value-type="string">
                <text:p>Z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RDP2b.A2:RDP2b.A2</svg:desc>
                </draw:g>
              </table:table-cell>
              <table:table-cell office:value-type="float" office:value="209">
                <text:p>209</text:p>
                <draw:g>
                  <svg:desc>RDP2b.B2:RDP2b.AA2</svg:desc>
                </draw:g>
              </table:table-cell>
              <table:table-cell office:value-type="float" office:value="199">
                <text:p>199</text:p>
              </table:table-cell>
              <table:table-cell office:value-type="float" office:value="193">
                <text:p>193</text:p>
              </table:table-cell>
              <table:table-cell office:value-type="float" office:value="189">
                <text:p>189</text:p>
              </table:table-cell>
              <table:table-cell office:value-type="float" office:value="185">
                <text:p>185</text:p>
              </table:table-cell>
              <table:table-cell office:value-type="float" office:value="182">
                <text:p>182</text:p>
              </table:table-cell>
              <table:table-cell office:value-type="float" office:value="178">
                <text:p>178</text:p>
              </table:table-cell>
              <table:table-cell office:value-type="float" office:value="174">
                <text:p>174</text:p>
              </table:table-cell>
              <table:table-cell office:value-type="float" office:value="169">
                <text:p>169</text:p>
              </table:table-cell>
              <table:table-cell office:value-type="float" office:value="165">
                <text:p>165</text:p>
              </table:table-cell>
              <table:table-cell office:value-type="float" office:value="160">
                <text:p>160</text:p>
              </table:table-cell>
              <table:table-cell office:value-type="float" office:value="155">
                <text:p>155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  <table:table-cell office:value-type="float" office:value="137">
                <text:p>137</text:p>
              </table:table-cell>
              <table:table-cell office:value-type="float" office:value="131">
                <text:p>131</text:p>
              </table:table-cell>
              <table:table-cell office:value-type="float" office:value="124">
                <text:p>124</text:p>
              </table:table-cell>
              <table:table-cell office:value-type="float" office:value="115">
                <text:p>115</text:p>
              </table:table-cell>
              <table:table-cell office:value-type="float" office:value="107">
                <text:p>107</text:p>
              </table:table-cell>
              <table:table-cell office:value-type="float" office:value="97">
                <text:p>97</text:p>
              </table:table-cell>
              <table:table-cell office:value-type="float" office:value="86">
                <text:p>86</text:p>
              </table:table-cell>
              <table:table-cell office:value-type="float" office:value="74">
                <text:p>74</text:p>
              </table:table-cell>
              <table:table-cell office:value-type="float" office:value="59">
                <text:p>59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  <draw:g>
                  <svg:desc>RDP2b.A3:RDP2b.A3</svg:desc>
                </draw:g>
              </table:table-cell>
              <table:table-cell office:value-type="float" office:value="138">
                <text:p>138</text:p>
                <draw:g>
                  <svg:desc>RDP2b.B3:RDP2b.AA3</svg:desc>
                </draw:g>
              </table:table-cell>
              <table:table-cell office:value-type="float" office:value="130">
                <text:p>130</text:p>
              </table:table-cell>
              <table:table-cell office:value-type="float" office:value="124">
                <text:p>124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09">
                <text:p>109</text:p>
              </table:table-cell>
              <table:table-cell office:value-type="float" office:value="105">
                <text:p>105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94">
                <text:p>94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76">
                <text:p>76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  <table:table-cell office:value-type="float" office:value="59">
                <text:p>59</text:p>
              </table:table-cell>
              <table:table-cell office:value-type="float" office:value="53">
                <text:p>53</text:p>
              </table:table-cell>
              <table:table-cell office:value-type="float" office:value="46">
                <text:p>46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  <draw:g>
                  <svg:desc>RDP2b.A4:RDP2b.A4</svg:desc>
                </draw:g>
              </table:table-cell>
              <table:table-cell office:value-type="float" office:value="90">
                <text:p>90</text:p>
                <draw:g>
                  <svg:desc>RDP2b.B4:RDP2b.AA4</svg:desc>
                </draw:g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  <table:table-cell office:value-type="float" office:value="63">
                <text:p>63</text:p>
              </table:table-cell>
              <table:table-cell office:value-type="float" office:value="61">
                <text:p>61</text:p>
              </table:table-cell>
              <table:table-cell office:value-type="float" office:value="58">
                <text:p>58</text:p>
              </table:table-cell>
              <table:table-cell office:value-type="float" office:value="55">
                <text:p>55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  <draw:g>
                  <svg:desc>RDP2b.A5:RDP2b.A5</svg:desc>
                </draw:g>
              </table:table-cell>
              <table:table-cell office:value-type="float" office:value="65">
                <text:p>65</text:p>
                <draw:g>
                  <svg:desc>RDP2b.B5:RDP2b.AA5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  <draw:g>
                  <svg:desc>RDP2b.A6:RDP2b.A6</svg:desc>
                </draw:g>
              </table:table-cell>
              <table:table-cell office:value-type="float" office:value="50">
                <text:p>50</text:p>
                <draw:g>
                  <svg:desc>RDP2b.B6:RDP2b.AA6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  <draw:g>
                  <svg:desc>RDP2b.A7:RDP2b.A7</svg:desc>
                </draw:g>
              </table:table-cell>
              <table:table-cell office:value-type="float" office:value="39">
                <text:p>39</text:p>
                <draw:g>
                  <svg:desc>RDP2b.B7:RDP2b.AA7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  <draw:g>
                  <svg:desc>RDP2b.A8:RDP2b.A8</svg:desc>
                </draw:g>
              </table:table-cell>
              <table:table-cell office:value-type="float" office:value="32">
                <text:p>32</text:p>
                <draw:g>
                  <svg:desc>RDP2b.B8:RDP2b.AA8</svg:desc>
                </draw:g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  <draw:g>
                  <svg:desc>RDP2b.A9:RDP2b.A9</svg:desc>
                </draw:g>
              </table:table-cell>
              <table:table-cell office:value-type="float" office:value="25">
                <text:p>25</text:p>
                <draw:g>
                  <svg:desc>RDP2b.B9:RDP2b.AA9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  <draw:g>
                  <svg:desc>RDP2b.A10:RDP2b.A10</svg:desc>
                </draw:g>
              </table:table-cell>
              <table:table-cell office:value-type="float" office:value="17">
                <text:p>17</text:p>
                <draw:g>
                  <svg:desc>RDP2b.B10:RDP2b.AA10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  <draw:g>
                  <svg:desc>RDP2b.A11:RDP2b.A11</svg:desc>
                </draw:g>
              </table:table-cell>
              <table:table-cell office:value-type="float" office:value="11">
                <text:p>11</text:p>
                <draw:g>
                  <svg:desc>RDP2b.B11:RDP2b.AA11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  <draw:g>
                  <svg:desc>RDP2b.A12:RDP2b.A12</svg:desc>
                </draw:g>
              </table:table-cell>
              <table:table-cell office:value-type="float" office:value="7">
                <text:p>7</text:p>
                <draw:g>
                  <svg:desc>RDP2b.B12:RDP2b.AA1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769cm" svg:height="14.689cm" xlink:href=".." xlink:type="simple" chart:class="chart:line" chart:style-name="ch1">
        <chart:legend chart:legend-position="end" svg:x="20.644cm" svg:y="4.555cm" style:legend-expansion="high" chart:style-name="ch2"/>
        <chart:plot-area chart:style-name="ch3" table:cell-range-address="RDP2a.A1:RDP2a.AA12" chart:data-source-has-labels="both" svg:x="1.446cm" svg:y="0.293cm" svg:width="18.763cm" svg:height="13.122cm">
          <chartooo:coordinate-region svg:x="2.253cm" svg:y="0.492cm" svg:width="17.848cm" svg:height="12.276cm"/>
          <chart:axis chart:dimension="x" chart:name="primary-x" chart:style-name="ch4" chartooo:axis-type="auto">
            <chartooo:date-scale/>
            <chart:title svg:x="9.711cm" svg:y="13.708cm" chart:style-name="ch5">
              <text:p>pre-dive group</text:p>
            </chart:title>
            <chart:categories table:cell-range-address="RDP2a.B1:RDP2a.AA1"/>
          </chart:axis>
          <chart:axis chart:dimension="y" chart:name="primary-y" chart:style-name="ch4">
            <chart:title svg:x="0.451cm" svg:y="8.472cm" chart:style-name="ch6">
              <text:p>residual nitrogen time</text:p>
            </chart:title>
            <chart:grid chart:style-name="ch7" chart:class="major"/>
          </chart:axis>
          <chart:series chart:style-name="ch8" chart:values-cell-range-address="RDP2a.B2:RDP2a.AA2" chart:label-cell-address="RDP2a.A2:RDP2a.A2" chart:class="chart:line">
            <chart:data-point chart:repeated="26"/>
          </chart:series>
          <chart:series chart:style-name="ch9" chart:values-cell-range-address="RDP2a.B3:RDP2a.AA3" chart:label-cell-address="RDP2a.A3:RDP2a.A3" chart:class="chart:line">
            <chart:data-point chart:repeated="26"/>
          </chart:series>
          <chart:series chart:style-name="ch10" chart:values-cell-range-address="RDP2a.B4:RDP2a.AA4" chart:label-cell-address="RDP2a.A4:RDP2a.A4" chart:class="chart:line">
            <chart:data-point chart:repeated="26"/>
          </chart:series>
          <chart:series chart:style-name="ch11" chart:values-cell-range-address="RDP2a.B5:RDP2a.AA5" chart:label-cell-address="RDP2a.A5:RDP2a.A5" chart:class="chart:line">
            <chart:data-point chart:repeated="26"/>
          </chart:series>
          <chart:series chart:style-name="ch12" chart:values-cell-range-address="RDP2a.B6:RDP2a.AA6" chart:label-cell-address="RDP2a.A6:RDP2a.A6" chart:class="chart:line">
            <chart:data-point chart:repeated="26"/>
          </chart:series>
          <chart:series chart:style-name="ch13" chart:values-cell-range-address="RDP2a.B7:RDP2a.AA7" chart:label-cell-address="RDP2a.A7:RDP2a.A7" chart:class="chart:line">
            <chart:data-point chart:repeated="26"/>
          </chart:series>
          <chart:series chart:style-name="ch14" chart:values-cell-range-address="RDP2a.B8:RDP2a.AA8" chart:label-cell-address="RDP2a.A8:RDP2a.A8" chart:class="chart:line">
            <chart:data-point chart:repeated="26"/>
          </chart:series>
          <chart:series chart:style-name="ch15" chart:values-cell-range-address="RDP2a.B9:RDP2a.AA9" chart:label-cell-address="RDP2a.A9:RDP2a.A9" chart:class="chart:line">
            <chart:data-point chart:repeated="26"/>
          </chart:series>
          <chart:series chart:style-name="ch16" chart:values-cell-range-address="RDP2a.B10:RDP2a.AA10" chart:label-cell-address="RDP2a.A10:RDP2a.A10" chart:class="chart:line">
            <chart:data-point chart:repeated="26"/>
          </chart:series>
          <chart:series chart:style-name="ch17" chart:values-cell-range-address="RDP2a.B11:RDP2a.AA11" chart:label-cell-address="RDP2a.A11:RDP2a.A11" chart:class="chart:line">
            <chart:data-point chart:repeated="26"/>
          </chart:series>
          <chart:series chart:style-name="ch18" chart:values-cell-range-address="RDP2a.B12:RDP2a.AA12" chart:label-cell-address="RDP2a.A12:RDP2a.A12" chart:class="chart:line">
            <chart:data-point chart:repeated="2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RDP2a.B1:RDP2a.AA1</svg:desc>
                </draw:g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D</text:p>
              </table:table-cell>
              <table:table-cell office:value-type="string">
                <text:p>E</text:p>
              </table:table-cell>
              <table:table-cell office:value-type="string">
                <text:p>F</text:p>
              </table:table-cell>
              <table:table-cell office:value-type="string">
                <text:p>G</text:p>
              </table:table-cell>
              <table:table-cell office:value-type="string">
                <text:p>H</text:p>
              </table:table-cell>
              <table:table-cell office:value-type="string">
                <text:p>I</text:p>
              </table:table-cell>
              <table:table-cell office:value-type="string">
                <text:p>J</text:p>
              </table:table-cell>
              <table:table-cell office:value-type="string">
                <text:p>K</text:p>
              </table:table-cell>
              <table:table-cell office:value-type="string">
                <text:p>L</text:p>
              </table:table-cell>
              <table:table-cell office:value-type="string">
                <text:p>M</text:p>
              </table:table-cell>
              <table:table-cell office:value-type="string">
                <text:p>N</text:p>
              </table:table-cell>
              <table:table-cell office:value-type="string">
                <text:p>O</text:p>
              </table:table-cell>
              <table:table-cell office:value-type="string">
                <text:p>P</text:p>
              </table:table-cell>
              <table:table-cell office:value-type="string">
                <text:p>Q</text:p>
              </table:table-cell>
              <table:table-cell office:value-type="string">
                <text:p>R</text:p>
              </table:table-cell>
              <table:table-cell office:value-type="string">
                <text:p>S</text:p>
              </table:table-cell>
              <table:table-cell office:value-type="string">
                <text:p>T</text:p>
              </table:table-cell>
              <table:table-cell office:value-type="string">
                <text:p>U</text:p>
              </table:table-cell>
              <table:table-cell office:value-type="string">
                <text:p>V</text:p>
              </table:table-cell>
              <table:table-cell office:value-type="string">
                <text:p>W</text:p>
              </table:table-cell>
              <table:table-cell office:value-type="string">
                <text:p>X</text:p>
              </table:table-cell>
              <table:table-cell office:value-type="string">
                <text:p>Y</text:p>
              </table:table-cell>
              <table:table-cell office:value-type="string">
                <text:p>Z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RDP2a.A2:RDP2a.A2</svg:desc>
                </draw:g>
              </table:table-cell>
              <table:table-cell office:value-type="float" office:value="10">
                <text:p>10</text:p>
                <draw:g>
                  <svg:desc>RDP2a.B2:RDP2a.AA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  <table:table-cell office:value-type="float" office:value="88">
                <text:p>88</text:p>
              </table:table-cell>
              <table:table-cell office:value-type="float" office:value="95">
                <text:p>95</text:p>
              </table:table-cell>
              <table:table-cell office:value-type="float" office:value="104">
                <text:p>10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33">
                <text:p>133</text:p>
              </table:table-cell>
              <table:table-cell office:value-type="float" office:value="145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178">
                <text:p>178</text:p>
              </table:table-cell>
              <table:table-cell office:value-type="float" office:value="199">
                <text:p>19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2</text:p>
                <draw:g>
                  <svg:desc>RDP2a.A3:RDP2a.A3</svg:desc>
                </draw:g>
              </table:table-cell>
              <table:table-cell office:value-type="float" office:value="9">
                <text:p>9</text:p>
                <draw:g>
                  <svg:desc>RDP2a.B3:RDP2a.AA3</svg:desc>
                </draw:g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62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82">
                <text:p>82</text:p>
              </table:table-cell>
              <table:table-cell office:value-type="float" office:value="88">
                <text:p>88</text:p>
              </table:table-cell>
              <table:table-cell office:value-type="float" office:value="94">
                <text:p>94</text:p>
              </table:table-cell>
              <table:table-cell office:value-type="float" office:value="101">
                <text:p>101</text:p>
              </table:table-cell>
              <table:table-cell office:value-type="float" office:value="108">
                <text:p>108</text:p>
              </table:table-cell>
              <table:table-cell office:value-type="float" office:value="116">
                <text:p>116</text:p>
              </table:table-cell>
              <table:table-cell office:value-type="float" office:value="125">
                <text:p>125</text:p>
              </table:table-cell>
              <table:table-cell office:value-type="float" office:value="134">
                <text:p>13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4</text:p>
                <draw:g>
                  <svg:desc>RDP2a.A4:RDP2a.A4</svg:desc>
                </draw:g>
              </table:table-cell>
              <table:table-cell office:value-type="float" office:value="8">
                <text:p>8</text:p>
                <draw:g>
                  <svg:desc>RDP2a.B4:RDP2a.AA4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61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  <table:table-cell office:value-type="float" office:value="92">
                <text:p>92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  <draw:g>
                  <svg:desc>RDP2a.A5:RDP2a.A5</svg:desc>
                </draw:g>
              </table:table-cell>
              <table:table-cell office:value-type="float" office:value="7">
                <text:p>7</text:p>
                <draw:g>
                  <svg:desc>RDP2a.B5:RDP2a.AA5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  <draw:g>
                  <svg:desc>RDP2a.A6:RDP2a.A6</svg:desc>
                </draw:g>
              </table:table-cell>
              <table:table-cell office:value-type="float" office:value="6">
                <text:p>6</text:p>
                <draw:g>
                  <svg:desc>RDP2a.B6:RDP2a.AA6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  <draw:g>
                  <svg:desc>RDP2a.A7:RDP2a.A7</svg:desc>
                </draw:g>
              </table:table-cell>
              <table:table-cell office:value-type="float" office:value="6">
                <text:p>6</text:p>
                <draw:g>
                  <svg:desc>RDP2a.B7:RDP2a.AA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  <draw:g>
                  <svg:desc>RDP2a.A8:RDP2a.A8</svg:desc>
                </draw:g>
              </table:table-cell>
              <table:table-cell office:value-type="float" office:value="5">
                <text:p>5</text:p>
                <draw:g>
                  <svg:desc>RDP2a.B8:RDP2a.AA8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  <draw:g>
                  <svg:desc>RDP2a.A9:RDP2a.A9</svg:desc>
                </draw:g>
              </table:table-cell>
              <table:table-cell office:value-type="float" office:value="4">
                <text:p>4</text:p>
                <draw:g>
                  <svg:desc>RDP2a.B9:RDP2a.AA9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  <draw:g>
                  <svg:desc>RDP2a.A10:RDP2a.A10</svg:desc>
                </draw:g>
              </table:table-cell>
              <table:table-cell office:value-type="float" office:value="3">
                <text:p>3</text:p>
                <draw:g>
                  <svg:desc>RDP2a.B10:RDP2a.AA10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  <draw:g>
                  <svg:desc>RDP2a.A11:RDP2a.A11</svg:desc>
                </draw:g>
              </table:table-cell>
              <table:table-cell office:value-type="float" office:value="3">
                <text:p>3</text:p>
                <draw:g>
                  <svg:desc>RDP2a.B11:RDP2a.AA11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  <draw:g>
                  <svg:desc>RDP2a.A12:RDP2a.A12</svg:desc>
                </draw:g>
              </table:table-cell>
              <table:table-cell office:value-type="float" office:value="2">
                <text:p>2</text:p>
                <draw:g>
                  <svg:desc>RDP2a.B12:RDP2a.AA12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34" style:family="chart">
      <style:graphic-properties draw:stroke="solid" svg:stroke-color="#b3b3b3" draw:fill="none" draw:fill-color="#e6e6e6"/>
    </style:style>
    <style:style style:name="ch35" style:family="chart">
      <style:graphic-properties svg:stroke-color="#b3b3b3" draw:fill-color="#cccccc"/>
    </style:style>
  </office:automatic-styles>
  <office:body>
    <office:chart>
      <chart:chart svg:width="21.713cm" svg:height="10.386cm" xlink:href=".." xlink:type="simple" chart:class="chart:scatter" chart:style-name="ch1">
        <chart:legend chart:legend-position="end" svg:x="19.857cm" svg:y="1.906cm" style:legend-expansion="high" chart:style-name="ch2"/>
        <chart:plot-area chart:style-name="ch3" table:cell-range-address="RDP1b.A1:RDP1b.AA27" chart:data-source-has-labels="both" svg:x="1.445cm" svg:y="0.207cm" svg:width="17.978cm" svg:height="8.991cm">
          <chartooo:coordinate-region svg:x="2.252cm" svg:y="0.406cm" svg:width="16.984cm" svg:height="8.145cm"/>
          <chart:axis chart:dimension="x" chart:name="primary-x" chart:style-name="ch4" chartooo:axis-type="auto">
            <chart:title svg:x="9.609cm" svg:y="9.405cm" chart:style-name="ch5">
              <text:p>start group</text:p>
            </chart:title>
            <chart:categories table:cell-range-address="RDP1b.A2:RDP1b.A27"/>
          </chart:axis>
          <chart:axis chart:dimension="y" chart:name="primary-y" chart:style-name="ch4">
            <chart:title svg:x="0.451cm" svg:y="5.288cm" chart:style-name="ch6">
              <text:p>interval</text:p>
            </chart:title>
            <chart:grid chart:style-name="ch7" chart:class="major"/>
          </chart:axis>
          <chart:series chart:style-name="ch8" chart:values-cell-range-address="RDP1b.B2:RDP1b.B27" chart:label-cell-address="RDP1b.B1:RDP1b.B1" chart:class="chart:scatter">
            <chart:data-point chart:repeated="26"/>
          </chart:series>
          <chart:series chart:style-name="ch9" chart:values-cell-range-address="RDP1b.C2:RDP1b.C27" chart:label-cell-address="RDP1b.C1:RDP1b.C1" chart:class="chart:scatter">
            <chart:data-point chart:repeated="26"/>
          </chart:series>
          <chart:series chart:style-name="ch10" chart:values-cell-range-address="RDP1b.D2:RDP1b.D27" chart:label-cell-address="RDP1b.D1:RDP1b.D1" chart:class="chart:scatter">
            <chart:data-point chart:repeated="26"/>
          </chart:series>
          <chart:series chart:style-name="ch11" chart:values-cell-range-address="RDP1b.E2:RDP1b.E27" chart:label-cell-address="RDP1b.E1:RDP1b.E1" chart:class="chart:scatter">
            <chart:data-point chart:repeated="26"/>
          </chart:series>
          <chart:series chart:style-name="ch12" chart:values-cell-range-address="RDP1b.F2:RDP1b.F27" chart:label-cell-address="RDP1b.F1:RDP1b.F1" chart:class="chart:scatter">
            <chart:data-point chart:repeated="26"/>
          </chart:series>
          <chart:series chart:style-name="ch13" chart:values-cell-range-address="RDP1b.G2:RDP1b.G27" chart:label-cell-address="RDP1b.G1:RDP1b.G1" chart:class="chart:scatter">
            <chart:data-point chart:repeated="26"/>
          </chart:series>
          <chart:series chart:style-name="ch14" chart:values-cell-range-address="RDP1b.H2:RDP1b.H27" chart:label-cell-address="RDP1b.H1:RDP1b.H1" chart:class="chart:scatter">
            <chart:data-point chart:repeated="26"/>
          </chart:series>
          <chart:series chart:style-name="ch15" chart:values-cell-range-address="RDP1b.I2:RDP1b.I27" chart:label-cell-address="RDP1b.I1:RDP1b.I1" chart:class="chart:scatter">
            <chart:data-point chart:repeated="26"/>
          </chart:series>
          <chart:series chart:style-name="ch16" chart:values-cell-range-address="RDP1b.J2:RDP1b.J27" chart:label-cell-address="RDP1b.J1:RDP1b.J1" chart:class="chart:scatter">
            <chart:data-point chart:repeated="26"/>
          </chart:series>
          <chart:series chart:style-name="ch17" chart:values-cell-range-address="RDP1b.K2:RDP1b.K27" chart:label-cell-address="RDP1b.K1:RDP1b.K1" chart:class="chart:scatter">
            <chart:data-point chart:repeated="26"/>
          </chart:series>
          <chart:series chart:style-name="ch18" chart:values-cell-range-address="RDP1b.L2:RDP1b.L27" chart:label-cell-address="RDP1b.L1:RDP1b.L1" chart:class="chart:scatter">
            <chart:data-point chart:repeated="26"/>
          </chart:series>
          <chart:series chart:style-name="ch19" chart:values-cell-range-address="RDP1b.M2:RDP1b.M27" chart:label-cell-address="RDP1b.M1:RDP1b.M1" chart:class="chart:scatter">
            <chart:data-point chart:repeated="26"/>
          </chart:series>
          <chart:series chart:style-name="ch20" chart:values-cell-range-address="RDP1b.N2:RDP1b.N27" chart:label-cell-address="RDP1b.N1:RDP1b.N1" chart:class="chart:scatter">
            <chart:data-point chart:repeated="26"/>
          </chart:series>
          <chart:series chart:style-name="ch21" chart:values-cell-range-address="RDP1b.O2:RDP1b.O27" chart:label-cell-address="RDP1b.O1:RDP1b.O1" chart:class="chart:scatter">
            <chart:data-point chart:repeated="26"/>
          </chart:series>
          <chart:series chart:style-name="ch22" chart:values-cell-range-address="RDP1b.P2:RDP1b.P27" chart:label-cell-address="RDP1b.P1:RDP1b.P1" chart:class="chart:scatter">
            <chart:data-point chart:repeated="26"/>
          </chart:series>
          <chart:series chart:style-name="ch23" chart:values-cell-range-address="RDP1b.Q2:RDP1b.Q27" chart:label-cell-address="RDP1b.Q1:RDP1b.Q1" chart:class="chart:scatter">
            <chart:data-point chart:repeated="26"/>
          </chart:series>
          <chart:series chart:style-name="ch24" chart:values-cell-range-address="RDP1b.R2:RDP1b.R27" chart:label-cell-address="RDP1b.R1:RDP1b.R1" chart:class="chart:scatter">
            <chart:data-point chart:repeated="26"/>
          </chart:series>
          <chart:series chart:style-name="ch25" chart:values-cell-range-address="RDP1b.S2:RDP1b.S27" chart:label-cell-address="RDP1b.S1:RDP1b.S1" chart:class="chart:scatter">
            <chart:data-point chart:repeated="26"/>
          </chart:series>
          <chart:series chart:style-name="ch26" chart:values-cell-range-address="RDP1b.T2:RDP1b.T27" chart:label-cell-address="RDP1b.T1:RDP1b.T1" chart:class="chart:scatter">
            <chart:data-point chart:repeated="26"/>
          </chart:series>
          <chart:series chart:style-name="ch27" chart:values-cell-range-address="RDP1b.U2:RDP1b.U27" chart:label-cell-address="RDP1b.U1:RDP1b.U1" chart:class="chart:scatter">
            <chart:data-point chart:repeated="26"/>
          </chart:series>
          <chart:series chart:style-name="ch28" chart:values-cell-range-address="RDP1b.V2:RDP1b.V27" chart:label-cell-address="RDP1b.V1:RDP1b.V1" chart:class="chart:scatter">
            <chart:data-point chart:repeated="26"/>
          </chart:series>
          <chart:series chart:style-name="ch29" chart:values-cell-range-address="RDP1b.W2:RDP1b.W27" chart:label-cell-address="RDP1b.W1:RDP1b.W1" chart:class="chart:scatter">
            <chart:data-point chart:repeated="26"/>
          </chart:series>
          <chart:series chart:style-name="ch30" chart:values-cell-range-address="RDP1b.X2:RDP1b.X27" chart:label-cell-address="RDP1b.X1:RDP1b.X1" chart:class="chart:scatter">
            <chart:data-point chart:repeated="26"/>
          </chart:series>
          <chart:series chart:style-name="ch31" chart:values-cell-range-address="RDP1b.Y2:RDP1b.Y27" chart:label-cell-address="RDP1b.Y1:RDP1b.Y1" chart:class="chart:scatter">
            <chart:data-point chart:repeated="26"/>
          </chart:series>
          <chart:series chart:style-name="ch32" chart:values-cell-range-address="RDP1b.Z2:RDP1b.Z27" chart:label-cell-address="RDP1b.Z1:RDP1b.Z1" chart:class="chart:scatter">
            <chart:data-point chart:repeated="26"/>
          </chart:series>
          <chart:series chart:style-name="ch33" chart:values-cell-range-address="RDP1b.AA2:RDP1b.AA27" chart:label-cell-address="RDP1b.AA1:RDP1b.AA1" chart:class="chart:scatter">
            <chart:data-point chart:repeated="26"/>
          </chart:series>
          <chart:wall chart:style-name="ch34"/>
          <chart:floor chart:style-name="ch3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RDP1b.B1:RDP1b.B1</svg:desc>
                </draw:g>
              </table:table-cell>
              <table:table-cell office:value-type="string">
                <text:p>B</text:p>
                <draw:g>
                  <svg:desc>RDP1b.C1:RDP1b.C1</svg:desc>
                </draw:g>
              </table:table-cell>
              <table:table-cell office:value-type="string">
                <text:p>C</text:p>
                <draw:g>
                  <svg:desc>RDP1b.D1:RDP1b.D1</svg:desc>
                </draw:g>
              </table:table-cell>
              <table:table-cell office:value-type="string">
                <text:p>D</text:p>
                <draw:g>
                  <svg:desc>RDP1b.E1:RDP1b.E1</svg:desc>
                </draw:g>
              </table:table-cell>
              <table:table-cell office:value-type="string">
                <text:p>E</text:p>
                <draw:g>
                  <svg:desc>RDP1b.F1:RDP1b.F1</svg:desc>
                </draw:g>
              </table:table-cell>
              <table:table-cell office:value-type="string">
                <text:p>F</text:p>
                <draw:g>
                  <svg:desc>RDP1b.G1:RDP1b.G1</svg:desc>
                </draw:g>
              </table:table-cell>
              <table:table-cell office:value-type="string">
                <text:p>G</text:p>
                <draw:g>
                  <svg:desc>RDP1b.H1:RDP1b.H1</svg:desc>
                </draw:g>
              </table:table-cell>
              <table:table-cell office:value-type="string">
                <text:p>H</text:p>
                <draw:g>
                  <svg:desc>RDP1b.I1:RDP1b.I1</svg:desc>
                </draw:g>
              </table:table-cell>
              <table:table-cell office:value-type="string">
                <text:p>I</text:p>
                <draw:g>
                  <svg:desc>RDP1b.J1:RDP1b.J1</svg:desc>
                </draw:g>
              </table:table-cell>
              <table:table-cell office:value-type="string">
                <text:p>J</text:p>
                <draw:g>
                  <svg:desc>RDP1b.K1:RDP1b.K1</svg:desc>
                </draw:g>
              </table:table-cell>
              <table:table-cell office:value-type="string">
                <text:p>K</text:p>
                <draw:g>
                  <svg:desc>RDP1b.L1:RDP1b.L1</svg:desc>
                </draw:g>
              </table:table-cell>
              <table:table-cell office:value-type="string">
                <text:p>L</text:p>
                <draw:g>
                  <svg:desc>RDP1b.M1:RDP1b.M1</svg:desc>
                </draw:g>
              </table:table-cell>
              <table:table-cell office:value-type="string">
                <text:p>M</text:p>
                <draw:g>
                  <svg:desc>RDP1b.N1:RDP1b.N1</svg:desc>
                </draw:g>
              </table:table-cell>
              <table:table-cell office:value-type="string">
                <text:p>N</text:p>
                <draw:g>
                  <svg:desc>RDP1b.O1:RDP1b.O1</svg:desc>
                </draw:g>
              </table:table-cell>
              <table:table-cell office:value-type="string">
                <text:p>O</text:p>
                <draw:g>
                  <svg:desc>RDP1b.P1:RDP1b.P1</svg:desc>
                </draw:g>
              </table:table-cell>
              <table:table-cell office:value-type="string">
                <text:p>P</text:p>
                <draw:g>
                  <svg:desc>RDP1b.Q1:RDP1b.Q1</svg:desc>
                </draw:g>
              </table:table-cell>
              <table:table-cell office:value-type="string">
                <text:p>Q</text:p>
                <draw:g>
                  <svg:desc>RDP1b.R1:RDP1b.R1</svg:desc>
                </draw:g>
              </table:table-cell>
              <table:table-cell office:value-type="string">
                <text:p>R</text:p>
                <draw:g>
                  <svg:desc>RDP1b.S1:RDP1b.S1</svg:desc>
                </draw:g>
              </table:table-cell>
              <table:table-cell office:value-type="string">
                <text:p>S</text:p>
                <draw:g>
                  <svg:desc>RDP1b.T1:RDP1b.T1</svg:desc>
                </draw:g>
              </table:table-cell>
              <table:table-cell office:value-type="string">
                <text:p>T</text:p>
                <draw:g>
                  <svg:desc>RDP1b.U1:RDP1b.U1</svg:desc>
                </draw:g>
              </table:table-cell>
              <table:table-cell office:value-type="string">
                <text:p>U</text:p>
                <draw:g>
                  <svg:desc>RDP1b.V1:RDP1b.V1</svg:desc>
                </draw:g>
              </table:table-cell>
              <table:table-cell office:value-type="string">
                <text:p>V</text:p>
                <draw:g>
                  <svg:desc>RDP1b.W1:RDP1b.W1</svg:desc>
                </draw:g>
              </table:table-cell>
              <table:table-cell office:value-type="string">
                <text:p>W</text:p>
                <draw:g>
                  <svg:desc>RDP1b.X1:RDP1b.X1</svg:desc>
                </draw:g>
              </table:table-cell>
              <table:table-cell office:value-type="string">
                <text:p>X</text:p>
                <draw:g>
                  <svg:desc>RDP1b.Y1:RDP1b.Y1</svg:desc>
                </draw:g>
              </table:table-cell>
              <table:table-cell office:value-type="string">
                <text:p>Y</text:p>
                <draw:g>
                  <svg:desc>RDP1b.Z1:RDP1b.Z1</svg:desc>
                </draw:g>
              </table:table-cell>
              <table:table-cell office:value-type="string">
                <text:p>Z</text:p>
                <draw:g>
                  <svg:desc>RDP1b.AA1:RDP1b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RDP1b.A2:RDP1b.A27</svg:desc>
                </draw:g>
              </table:table-cell>
              <table:table-cell office:value-type="float" office:value="180">
                <text:p>180</text:p>
                <draw:g>
                  <svg:desc>RDP1b.B2:RDP1b.B27</svg:desc>
                </draw:g>
              </table:table-cell>
              <table:table-cell office:value-type="float" office:value="NaN">
                <text:p>NaN</text:p>
                <draw:g>
                  <svg:desc>RDP1b.C2:RDP1b.C27</svg:desc>
                </draw:g>
              </table:table-cell>
              <table:table-cell office:value-type="float" office:value="NaN">
                <text:p>NaN</text:p>
                <draw:g>
                  <svg:desc>RDP1b.D2:RDP1b.D27</svg:desc>
                </draw:g>
              </table:table-cell>
              <table:table-cell office:value-type="float" office:value="NaN">
                <text:p>NaN</text:p>
                <draw:g>
                  <svg:desc>RDP1b.E2:RDP1b.E27</svg:desc>
                </draw:g>
              </table:table-cell>
              <table:table-cell office:value-type="float" office:value="NaN">
                <text:p>NaN</text:p>
                <draw:g>
                  <svg:desc>RDP1b.F2:RDP1b.F27</svg:desc>
                </draw:g>
              </table:table-cell>
              <table:table-cell office:value-type="float" office:value="NaN">
                <text:p>NaN</text:p>
                <draw:g>
                  <svg:desc>RDP1b.G2:RDP1b.G27</svg:desc>
                </draw:g>
              </table:table-cell>
              <table:table-cell office:value-type="float" office:value="NaN">
                <text:p>NaN</text:p>
                <draw:g>
                  <svg:desc>RDP1b.H2:RDP1b.H27</svg:desc>
                </draw:g>
              </table:table-cell>
              <table:table-cell office:value-type="float" office:value="NaN">
                <text:p>NaN</text:p>
                <draw:g>
                  <svg:desc>RDP1b.I2:RDP1b.I27</svg:desc>
                </draw:g>
              </table:table-cell>
              <table:table-cell office:value-type="float" office:value="NaN">
                <text:p>NaN</text:p>
                <draw:g>
                  <svg:desc>RDP1b.J2:RDP1b.J27</svg:desc>
                </draw:g>
              </table:table-cell>
              <table:table-cell office:value-type="float" office:value="NaN">
                <text:p>NaN</text:p>
                <draw:g>
                  <svg:desc>RDP1b.K2:RDP1b.K27</svg:desc>
                </draw:g>
              </table:table-cell>
              <table:table-cell office:value-type="float" office:value="NaN">
                <text:p>NaN</text:p>
                <draw:g>
                  <svg:desc>RDP1b.L2:RDP1b.L27</svg:desc>
                </draw:g>
              </table:table-cell>
              <table:table-cell office:value-type="float" office:value="NaN">
                <text:p>NaN</text:p>
                <draw:g>
                  <svg:desc>RDP1b.M2:RDP1b.M27</svg:desc>
                </draw:g>
              </table:table-cell>
              <table:table-cell office:value-type="float" office:value="NaN">
                <text:p>NaN</text:p>
                <draw:g>
                  <svg:desc>RDP1b.N2:RDP1b.N27</svg:desc>
                </draw:g>
              </table:table-cell>
              <table:table-cell office:value-type="float" office:value="NaN">
                <text:p>NaN</text:p>
                <draw:g>
                  <svg:desc>RDP1b.O2:RDP1b.O27</svg:desc>
                </draw:g>
              </table:table-cell>
              <table:table-cell office:value-type="float" office:value="NaN">
                <text:p>NaN</text:p>
                <draw:g>
                  <svg:desc>RDP1b.P2:RDP1b.P27</svg:desc>
                </draw:g>
              </table:table-cell>
              <table:table-cell office:value-type="float" office:value="NaN">
                <text:p>NaN</text:p>
                <draw:g>
                  <svg:desc>RDP1b.Q2:RDP1b.Q27</svg:desc>
                </draw:g>
              </table:table-cell>
              <table:table-cell office:value-type="float" office:value="NaN">
                <text:p>NaN</text:p>
                <draw:g>
                  <svg:desc>RDP1b.R2:RDP1b.R27</svg:desc>
                </draw:g>
              </table:table-cell>
              <table:table-cell office:value-type="float" office:value="NaN">
                <text:p>NaN</text:p>
                <draw:g>
                  <svg:desc>RDP1b.S2:RDP1b.S27</svg:desc>
                </draw:g>
              </table:table-cell>
              <table:table-cell office:value-type="float" office:value="NaN">
                <text:p>NaN</text:p>
                <draw:g>
                  <svg:desc>RDP1b.T2:RDP1b.T27</svg:desc>
                </draw:g>
              </table:table-cell>
              <table:table-cell office:value-type="float" office:value="NaN">
                <text:p>NaN</text:p>
                <draw:g>
                  <svg:desc>RDP1b.U2:RDP1b.U27</svg:desc>
                </draw:g>
              </table:table-cell>
              <table:table-cell office:value-type="float" office:value="NaN">
                <text:p>NaN</text:p>
                <draw:g>
                  <svg:desc>RDP1b.V2:RDP1b.V27</svg:desc>
                </draw:g>
              </table:table-cell>
              <table:table-cell office:value-type="float" office:value="NaN">
                <text:p>NaN</text:p>
                <draw:g>
                  <svg:desc>RDP1b.W2:RDP1b.W27</svg:desc>
                </draw:g>
              </table:table-cell>
              <table:table-cell office:value-type="float" office:value="NaN">
                <text:p>NaN</text:p>
                <draw:g>
                  <svg:desc>RDP1b.X2:RDP1b.X27</svg:desc>
                </draw:g>
              </table:table-cell>
              <table:table-cell office:value-type="float" office:value="NaN">
                <text:p>NaN</text:p>
                <draw:g>
                  <svg:desc>RDP1b.Y2:RDP1b.Y27</svg:desc>
                </draw:g>
              </table:table-cell>
              <table:table-cell office:value-type="float" office:value="NaN">
                <text:p>NaN</text:p>
                <draw:g>
                  <svg:desc>RDP1b.Z2:RDP1b.Z27</svg:desc>
                </draw:g>
              </table:table-cell>
              <table:table-cell office:value-type="float" office:value="NaN">
                <text:p>NaN</text:p>
                <draw:g>
                  <svg:desc>RDP1b.AA2:RDP1b.AA27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28">
                <text:p>228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50">
                <text:p>250</text:p>
              </table:table-cell>
              <table:table-cell office:value-type="float" office:value="69">
                <text:p>69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259">
                <text:p>259</text:p>
              </table:table-cell>
              <table:table-cell office:value-type="float" office:value="78">
                <text:p>78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68">
                <text:p>268</text:p>
              </table:table-cell>
              <table:table-cell office:value-type="float" office:value="87">
                <text:p>87</text:p>
              </table:table-cell>
              <table:table-cell office:value-type="float" office:value="38">
                <text:p>38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275">
                <text:p>275</text:p>
              </table:table-cell>
              <table:table-cell office:value-type="float" office:value="94">
                <text:p>94</text:p>
              </table:table-cell>
              <table:table-cell office:value-type="float" office:value="46">
                <text:p>46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82">
                <text:p>282</text:p>
              </table:table-cell>
              <table:table-cell office:value-type="float" office:value="101">
                <text:p>101</text:p>
              </table:table-cell>
              <table:table-cell office:value-type="float" office:value="53">
                <text:p>53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288">
                <text:p>288</text:p>
              </table:table-cell>
              <table:table-cell office:value-type="float" office:value="107">
                <text:p>107</text:p>
              </table:table-cell>
              <table:table-cell office:value-type="float" office:value="59">
                <text:p>59</text:p>
              </table:table-cell>
              <table:table-cell office:value-type="float" office:value="37">
                <text:p>37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294">
                <text:p>294</text:p>
              </table:table-cell>
              <table:table-cell office:value-type="float" office:value="113">
                <text:p>113</text:p>
              </table:table-cell>
              <table:table-cell office:value-type="float" office:value="65">
                <text:p>65</text:p>
              </table:table-cell>
              <table:table-cell office:value-type="float" office:value="43">
                <text:p>43</text:p>
              </table:table-cell>
              <table:table-cell office:value-type="float" office:value="34">
                <text:p>34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300">
                <text:p>300</text:p>
              </table:table-cell>
              <table:table-cell office:value-type="float" office:value="119">
                <text:p>119</text:p>
              </table:table-cell>
              <table:table-cell office:value-type="float" office:value="71">
                <text:p>71</text:p>
              </table:table-cell>
              <table:table-cell office:value-type="float" office:value="49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31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305">
                <text:p>305</text:p>
              </table:table-cell>
              <table:table-cell office:value-type="float" office:value="124">
                <text:p>124</text:p>
              </table:table-cell>
              <table:table-cell office:value-type="float" office:value="76">
                <text:p>76</text:p>
              </table:table-cell>
              <table:table-cell office:value-type="float" office:value="54">
                <text:p>54</text:p>
              </table:table-cell>
              <table:table-cell office:value-type="float" office:value="45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310">
                <text:p>310</text:p>
              </table:table-cell>
              <table:table-cell office:value-type="float" office:value="129">
                <text:p>129</text:p>
              </table:table-cell>
              <table:table-cell office:value-type="float" office:value="81">
                <text:p>81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315">
                <text:p>315</text:p>
              </table:table-cell>
              <table:table-cell office:value-type="float" office:value="134">
                <text:p>134</text:p>
              </table:table-cell>
              <table:table-cell office:value-type="float" office:value="85">
                <text:p>85</text:p>
              </table:table-cell>
              <table:table-cell office:value-type="float" office:value="64">
                <text:p>64</text:p>
              </table:table-cell>
              <table:table-cell office:value-type="float" office:value="55">
                <text:p>55</text:p>
              </table:table-cell>
              <table:table-cell office:value-type="float" office:value="46">
                <text:p>46</text:p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319">
                <text:p>319</text:p>
              </table:table-cell>
              <table:table-cell office:value-type="float" office:value="138">
                <text:p>138</text:p>
              </table:table-cell>
              <table:table-cell office:value-type="float" office:value="90">
                <text:p>90</text:p>
              </table:table-cell>
              <table:table-cell office:value-type="float" office:value="68">
                <text:p>68</text:p>
              </table:table-cell>
              <table:table-cell office:value-type="float" office:value="59">
                <text:p>59</text:p>
              </table:table-cell>
              <table:table-cell office:value-type="float" office:value="51">
                <text:p>51</text:p>
              </table:table-cell>
              <table:table-cell office:value-type="float" office:value="43">
                <text:p>43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324">
                <text:p>324</text:p>
              </table:table-cell>
              <table:table-cell office:value-type="float" office:value="143">
                <text:p>143</text:p>
              </table:table-cell>
              <table:table-cell office:value-type="float" office:value="94">
                <text:p>94</text:p>
              </table:table-cell>
              <table:table-cell office:value-type="float" office:value="72">
                <text:p>72</text:p>
              </table:table-cell>
              <table:table-cell office:value-type="float" office:value="63">
                <text:p>63</text:p>
              </table:table-cell>
              <table:table-cell office:value-type="float" office:value="55">
                <text:p>55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  <table:table-cell office:value-type="float" office:value="34">
                <text:p>34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328">
                <text:p>328</text:p>
              </table:table-cell>
              <table:table-cell office:value-type="float" office:value="147">
                <text:p>147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67">
                <text:p>67</text:p>
              </table:table-cell>
              <table:table-cell office:value-type="float" office:value="59">
                <text:p>59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331">
                <text:p>331</text:p>
              </table:table-cell>
              <table:table-cell office:value-type="float" office:value="150">
                <text:p>150</text:p>
              </table:table-cell>
              <table:table-cell office:value-type="float" office:value="102">
                <text:p>102</text:p>
              </table:table-cell>
              <table:table-cell office:value-type="float" office:value="80">
                <text:p>80</text:p>
              </table:table-cell>
              <table:table-cell office:value-type="float" office:value="71">
                <text:p>71</text:p>
              </table:table-cell>
              <table:table-cell office:value-type="float" office:value="63">
                <text:p>63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335">
                <text:p>335</text:p>
              </table:table-cell>
              <table:table-cell office:value-type="float" office:value="154">
                <text:p>154</text:p>
              </table:table-cell>
              <table:table-cell office:value-type="float" office:value="106">
                <text:p>106</text:p>
              </table:table-cell>
              <table:table-cell office:value-type="float" office:value="84">
                <text:p>84</text:p>
              </table:table-cell>
              <table:table-cell office:value-type="float" office:value="75">
                <text:p>75</text:p>
              </table:table-cell>
              <table:table-cell office:value-type="float" office:value="67">
                <text:p>67</text:p>
              </table:table-cell>
              <table:table-cell office:value-type="float" office:value="59">
                <text:p>59</text:p>
              </table:table-cell>
              <table:table-cell office:value-type="float" office:value="52">
                <text:p>52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339">
                <text:p>339</text:p>
              </table:table-cell>
              <table:table-cell office:value-type="float" office:value="158">
                <text:p>158</text:p>
              </table:table-cell>
              <table:table-cell office:value-type="float" office:value="109">
                <text:p>109</text:p>
              </table:table-cell>
              <table:table-cell office:value-type="float" office:value="87">
                <text:p>87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  <table:table-cell office:value-type="float" office:value="63">
                <text:p>63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43">
                <text:p>43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342">
                <text:p>342</text:p>
              </table:table-cell>
              <table:table-cell office:value-type="float" office:value="161">
                <text:p>161</text:p>
              </table:table-cell>
              <table:table-cell office:value-type="float" office:value="113">
                <text:p>113</text:p>
              </table:table-cell>
              <table:table-cell office:value-type="float" office:value="91">
                <text:p>91</text:p>
              </table:table-cell>
              <table:table-cell office:value-type="float" office:value="82">
                <text:p>82</text:p>
              </table:table-cell>
              <table:table-cell office:value-type="float" office:value="73">
                <text:p>73</text:p>
              </table:table-cell>
              <table:table-cell office:value-type="float" office:value="66">
                <text:p>66</text:p>
              </table:table-cell>
              <table:table-cell office:value-type="float" office:value="59">
                <text:p>59</text:p>
              </table:table-cell>
              <table:table-cell office:value-type="float" office:value="53">
                <text:p>53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345">
                <text:p>345</text:p>
              </table:table-cell>
              <table:table-cell office:value-type="float" office:value="164">
                <text:p>164</text:p>
              </table:table-cell>
              <table:table-cell office:value-type="float" office:value="116">
                <text:p>116</text:p>
              </table:table-cell>
              <table:table-cell office:value-type="float" office:value="94">
                <text:p>94</text:p>
              </table:table-cell>
              <table:table-cell office:value-type="float" office:value="85">
                <text:p>85</text:p>
              </table:table-cell>
              <table:table-cell office:value-type="float" office:value="77">
                <text:p>77</text:p>
              </table:table-cell>
              <table:table-cell office:value-type="float" office:value="69">
                <text:p>69</text:p>
              </table:table-cell>
              <table:table-cell office:value-type="float" office:value="62">
                <text:p>62</text:p>
              </table:table-cell>
              <table:table-cell office:value-type="float" office:value="56">
                <text:p>56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348">
                <text:p>348</text:p>
              </table:table-cell>
              <table:table-cell office:value-type="float" office:value="167">
                <text:p>167</text:p>
              </table:table-cell>
              <table:table-cell office:value-type="float" office:value="119">
                <text:p>119</text:p>
              </table:table-cell>
              <table:table-cell office:value-type="float" office:value="97">
                <text:p>97</text:p>
              </table:table-cell>
              <table:table-cell office:value-type="float" office:value="88">
                <text:p>88</text:p>
              </table:table-cell>
              <table:table-cell office:value-type="float" office:value="80">
                <text:p>80</text:p>
              </table:table-cell>
              <table:table-cell office:value-type="float" office:value="72">
                <text:p>72</text:p>
              </table:table-cell>
              <table:table-cell office:value-type="float" office:value="65">
                <text:p>65</text:p>
              </table:table-cell>
              <table:table-cell office:value-type="float" office:value="59">
                <text:p>59</text:p>
              </table:table-cell>
              <table:table-cell office:value-type="float" office:value="53">
                <text:p>53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351">
                <text:p>351</text:p>
              </table:table-cell>
              <table:table-cell office:value-type="float" office:value="170">
                <text:p>170</text:p>
              </table:table-cell>
              <table:table-cell office:value-type="float" office:value="122">
                <text:p>122</text:p>
              </table:table-cell>
              <table:table-cell office:value-type="float" office:value="100">
                <text:p>100</text:p>
              </table:table-cell>
              <table:table-cell office:value-type="float" office:value="91">
                <text:p>91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  <table:table-cell office:value-type="float" office:value="56">
                <text:p>56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354">
                <text:p>354</text:p>
              </table:table-cell>
              <table:table-cell office:value-type="float" office:value="173">
                <text:p>173</text:p>
              </table:table-cell>
              <table:table-cell office:value-type="float" office:value="125">
                <text:p>125</text:p>
              </table:table-cell>
              <table:table-cell office:value-type="float" office:value="103">
                <text:p>103</text:p>
              </table:table-cell>
              <table:table-cell office:value-type="float" office:value="94">
                <text:p>94</text:p>
              </table:table-cell>
              <table:table-cell office:value-type="float" office:value="86">
                <text:p>86</text:p>
              </table:table-cell>
              <table:table-cell office:value-type="float" office:value="78">
                <text:p>78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  <table:table-cell office:value-type="float" office:value="59">
                <text:p>59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357">
                <text:p>357</text:p>
              </table:table-cell>
              <table:table-cell office:value-type="float" office:value="176">
                <text:p>176</text:p>
              </table:table-cell>
              <table:table-cell office:value-type="float" office:value="128">
                <text:p>128</text:p>
              </table:table-cell>
              <table:table-cell office:value-type="float" office:value="106">
                <text:p>106</text:p>
              </table:table-cell>
              <table:table-cell office:value-type="float" office:value="97">
                <text:p>97</text:p>
              </table:table-cell>
              <table:table-cell office:value-type="float" office:value="89">
                <text:p>89</text:p>
              </table:table-cell>
              <table:table-cell office:value-type="float" office:value="81">
                <text:p>81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  <table:table-cell office:value-type="float" office:value="56">
                <text:p>56</text:p>
              </table:table-cell>
              <table:table-cell office:value-type="float" office:value="51">
                <text:p>51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360">
                <text:p>360</text:p>
              </table:table-cell>
              <table:table-cell office:value-type="float" office:value="179">
                <text:p>179</text:p>
              </table:table-cell>
              <table:table-cell office:value-type="float" office:value="131">
                <text:p>131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  <table:table-cell office:value-type="float" office:value="91">
                <text:p>91</text:p>
              </table:table-cell>
              <table:table-cell office:value-type="float" office:value="84">
                <text:p>84</text:p>
              </table:table-cell>
              <table:table-cell office:value-type="float" office:value="77">
                <text:p>77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  <table:table-cell office:value-type="float" office:value="59">
                <text:p>59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1.533cm" svg:height="10.413cm" xlink:href=".." xlink:type="simple" chart:class="chart:line" chart:style-name="ch1">
        <chart:legend chart:legend-position="end" svg:x="20.408cm" svg:y="2.168cm" style:legend-expansion="high" chart:style-name="ch2"/>
        <chart:plot-area chart:style-name="ch3" table:cell-range-address="RDP1a.A1:RDP1a.M27" chart:data-source-has-labels="both" svg:x="1.441cm" svg:y="0.208cm" svg:width="18.537cm" svg:height="9.016cm">
          <chartooo:coordinate-region svg:x="2.248cm" svg:y="0.407cm" svg:width="17.622cm" svg:height="8.17cm"/>
          <chart:axis chart:dimension="x" chart:name="primary-x" chart:style-name="ch4" chartooo:axis-type="auto">
            <chartooo:date-scale/>
            <chart:title svg:x="9.911cm" svg:y="9.432cm" chart:style-name="ch5">
              <text:p>end group</text:p>
            </chart:title>
            <chart:categories table:cell-range-address="RDP1a.A2:RDP1a.A27"/>
          </chart:axis>
          <chart:axis chart:dimension="y" chart:name="primary-y" chart:style-name="ch4">
            <chart:title svg:x="0.451cm" svg:y="6.123cm" chart:style-name="ch6">
              <text:p>dive duration (min)</text:p>
            </chart:title>
            <chart:grid chart:style-name="ch7" chart:class="major"/>
          </chart:axis>
          <chart:series chart:style-name="ch8" chart:values-cell-range-address="RDP1a.B2:RDP1a.B27" chart:label-cell-address="RDP1a.B1:RDP1a.B1" chart:class="chart:line">
            <chart:data-point chart:repeated="26"/>
          </chart:series>
          <chart:series chart:style-name="ch9" chart:values-cell-range-address="RDP1a.C2:RDP1a.C27" chart:label-cell-address="RDP1a.C1:RDP1a.C1" chart:class="chart:line">
            <chart:data-point chart:repeated="26"/>
          </chart:series>
          <chart:series chart:style-name="ch10" chart:values-cell-range-address="RDP1a.D2:RDP1a.D27" chart:label-cell-address="RDP1a.D1:RDP1a.D1" chart:class="chart:line">
            <chart:data-point chart:repeated="26"/>
          </chart:series>
          <chart:series chart:style-name="ch11" chart:values-cell-range-address="RDP1a.E2:RDP1a.E27" chart:label-cell-address="RDP1a.E1:RDP1a.E1" chart:class="chart:line">
            <chart:data-point chart:repeated="26"/>
          </chart:series>
          <chart:series chart:style-name="ch12" chart:values-cell-range-address="RDP1a.F2:RDP1a.F27" chart:label-cell-address="RDP1a.F1:RDP1a.F1" chart:class="chart:line">
            <chart:data-point chart:repeated="26"/>
          </chart:series>
          <chart:series chart:style-name="ch13" chart:values-cell-range-address="RDP1a.G2:RDP1a.G27" chart:label-cell-address="RDP1a.G1:RDP1a.G1" chart:class="chart:line">
            <chart:data-point chart:repeated="26"/>
          </chart:series>
          <chart:series chart:style-name="ch14" chart:values-cell-range-address="RDP1a.H2:RDP1a.H27" chart:label-cell-address="RDP1a.H1:RDP1a.H1" chart:class="chart:line">
            <chart:data-point chart:repeated="26"/>
          </chart:series>
          <chart:series chart:style-name="ch15" chart:values-cell-range-address="RDP1a.I2:RDP1a.I27" chart:label-cell-address="RDP1a.I1:RDP1a.I1" chart:class="chart:line">
            <chart:data-point chart:repeated="26"/>
          </chart:series>
          <chart:series chart:style-name="ch16" chart:values-cell-range-address="RDP1a.J2:RDP1a.J27" chart:label-cell-address="RDP1a.J1:RDP1a.J1" chart:class="chart:line">
            <chart:data-point chart:repeated="26"/>
          </chart:series>
          <chart:series chart:style-name="ch17" chart:values-cell-range-address="RDP1a.K2:RDP1a.K27" chart:label-cell-address="RDP1a.K1:RDP1a.K1" chart:class="chart:line">
            <chart:data-point chart:repeated="26"/>
          </chart:series>
          <chart:series chart:style-name="ch18" chart:values-cell-range-address="RDP1a.L2:RDP1a.L27" chart:label-cell-address="RDP1a.L1:RDP1a.L1" chart:class="chart:line">
            <chart:data-point chart:repeated="26"/>
          </chart:series>
          <chart:series chart:style-name="ch19" chart:values-cell-range-address="RDP1a.M2:RDP1a.M27" chart:label-cell-address="RDP1a.M1:RDP1a.M1" chart:class="chart:line">
            <chart:data-point chart:repeated="2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RDP1a.B1:RDP1a.B1</svg:desc>
                </draw:g>
              </table:table-cell>
              <table:table-cell office:value-type="string">
                <text:p>12</text:p>
                <draw:g>
                  <svg:desc>RDP1a.C1:RDP1a.C1</svg:desc>
                </draw:g>
              </table:table-cell>
              <table:table-cell office:value-type="string">
                <text:p>14</text:p>
                <draw:g>
                  <svg:desc>RDP1a.D1:RDP1a.D1</svg:desc>
                </draw:g>
              </table:table-cell>
              <table:table-cell office:value-type="string">
                <text:p>16</text:p>
                <draw:g>
                  <svg:desc>RDP1a.E1:RDP1a.E1</svg:desc>
                </draw:g>
              </table:table-cell>
              <table:table-cell office:value-type="string">
                <text:p>18</text:p>
                <draw:g>
                  <svg:desc>RDP1a.F1:RDP1a.F1</svg:desc>
                </draw:g>
              </table:table-cell>
              <table:table-cell office:value-type="string">
                <text:p>20</text:p>
                <draw:g>
                  <svg:desc>RDP1a.G1:RDP1a.G1</svg:desc>
                </draw:g>
              </table:table-cell>
              <table:table-cell office:value-type="string">
                <text:p>22</text:p>
                <draw:g>
                  <svg:desc>RDP1a.H1:RDP1a.H1</svg:desc>
                </draw:g>
              </table:table-cell>
              <table:table-cell office:value-type="string">
                <text:p>25</text:p>
                <draw:g>
                  <svg:desc>RDP1a.I1:RDP1a.I1</svg:desc>
                </draw:g>
              </table:table-cell>
              <table:table-cell office:value-type="string">
                <text:p>30</text:p>
                <draw:g>
                  <svg:desc>RDP1a.J1:RDP1a.J1</svg:desc>
                </draw:g>
              </table:table-cell>
              <table:table-cell office:value-type="string">
                <text:p>35</text:p>
                <draw:g>
                  <svg:desc>RDP1a.K1:RDP1a.K1</svg:desc>
                </draw:g>
              </table:table-cell>
              <table:table-cell office:value-type="string">
                <text:p>40</text:p>
                <draw:g>
                  <svg:desc>RDP1a.L1:RDP1a.L1</svg:desc>
                </draw:g>
              </table:table-cell>
              <table:table-cell office:value-type="string">
                <text:p>42</text:p>
                <draw:g>
                  <svg:desc>RDP1a.M1:RDP1a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RDP1a.A2:RDP1a.A27</svg:desc>
                </draw:g>
              </table:table-cell>
              <table:table-cell office:value-type="float" office:value="10">
                <text:p>10</text:p>
                <draw:g>
                  <svg:desc>RDP1a.B2:RDP1a.B27</svg:desc>
                </draw:g>
              </table:table-cell>
              <table:table-cell office:value-type="float" office:value="9">
                <text:p>9</text:p>
                <draw:g>
                  <svg:desc>RDP1a.C2:RDP1a.C27</svg:desc>
                </draw:g>
              </table:table-cell>
              <table:table-cell office:value-type="float" office:value="8">
                <text:p>8</text:p>
                <draw:g>
                  <svg:desc>RDP1a.D2:RDP1a.D27</svg:desc>
                </draw:g>
              </table:table-cell>
              <table:table-cell office:value-type="float" office:value="7">
                <text:p>7</text:p>
                <draw:g>
                  <svg:desc>RDP1a.E2:RDP1a.E27</svg:desc>
                </draw:g>
              </table:table-cell>
              <table:table-cell office:value-type="float" office:value="6">
                <text:p>6</text:p>
                <draw:g>
                  <svg:desc>RDP1a.F2:RDP1a.F27</svg:desc>
                </draw:g>
              </table:table-cell>
              <table:table-cell office:value-type="float" office:value="6">
                <text:p>6</text:p>
                <draw:g>
                  <svg:desc>RDP1a.G2:RDP1a.G27</svg:desc>
                </draw:g>
              </table:table-cell>
              <table:table-cell office:value-type="float" office:value="5">
                <text:p>5</text:p>
                <draw:g>
                  <svg:desc>RDP1a.H2:RDP1a.H27</svg:desc>
                </draw:g>
              </table:table-cell>
              <table:table-cell office:value-type="float" office:value="4">
                <text:p>4</text:p>
                <draw:g>
                  <svg:desc>RDP1a.I2:RDP1a.I27</svg:desc>
                </draw:g>
              </table:table-cell>
              <table:table-cell office:value-type="float" office:value="3">
                <text:p>3</text:p>
                <draw:g>
                  <svg:desc>RDP1a.J2:RDP1a.J27</svg:desc>
                </draw:g>
              </table:table-cell>
              <table:table-cell office:value-type="float" office:value="3">
                <text:p>3</text:p>
                <draw:g>
                  <svg:desc>RDP1a.K2:RDP1a.K27</svg:desc>
                </draw:g>
              </table:table-cell>
              <table:table-cell office:value-type="float" office:value="5">
                <text:p>5</text:p>
                <draw:g>
                  <svg:desc>RDP1a.L2:RDP1a.L27</svg:desc>
                </draw:g>
              </table:table-cell>
              <table:table-cell office:value-type="float" office:value="4">
                <text:p>4</text:p>
                <draw:g>
                  <svg:desc>RDP1a.M2:RDP1a.M27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41">
                <text:p>41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45">
                <text:p>45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54">
                <text:p>54</text:p>
              </table:table-cell>
              <table:table-cell office:value-type="float" office:value="45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59">
                <text:p>59</text:p>
              </table:table-cell>
              <table:table-cell office:value-type="float" office:value="49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  <table:table-cell office:value-type="float" office:value="43">
                <text:p>43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70">
                <text:p>70</text:p>
              </table:table-cell>
              <table:table-cell office:value-type="float" office:value="57">
                <text:p>57</text:p>
              </table:table-cell>
              <table:table-cell office:value-type="float" office:value="47">
                <text:p>47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75">
                <text:p>75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82">
                <text:p>82</text:p>
              </table:table-cell>
              <table:table-cell office:value-type="float" office:value="66">
                <text:p>66</text:p>
              </table:table-cell>
              <table:table-cell office:value-type="float" office:value="53">
                <text:p>53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88">
                <text:p>88</text:p>
              </table:table-cell>
              <table:table-cell office:value-type="float" office:value="71">
                <text:p>71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95">
                <text:p>95</text:p>
              </table:table-cell>
              <table:table-cell office:value-type="float" office:value="76">
                <text:p>76</text:p>
              </table:table-cell>
              <table:table-cell office:value-type="float" office:value="61">
                <text:p>61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04">
                <text:p>104</text:p>
              </table:table-cell>
              <table:table-cell office:value-type="float" office:value="82">
                <text:p>82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12">
                <text:p>112</text:p>
              </table:table-cell>
              <table:table-cell office:value-type="float" office:value="88">
                <text:p>88</text:p>
              </table:table-cell>
              <table:table-cell office:value-type="float" office:value="68">
                <text:p>68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22">
                <text:p>122</text:p>
              </table:table-cell>
              <table:table-cell office:value-type="float" office:value="94">
                <text:p>94</text:p>
              </table:table-cell>
              <table:table-cell office:value-type="float" office:value="73">
                <text:p>73</text:p>
              </table:table-cell>
              <table:table-cell office:value-type="float" office:value="60">
                <text:p>60</text:p>
              </table:table-cell>
              <table:table-cell office:value-type="float" office:value="51">
                <text:p>51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133">
                <text:p>133</text:p>
              </table:table-cell>
              <table:table-cell office:value-type="float" office:value="101">
                <text:p>101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53">
                <text:p>53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45">
                <text:p>145</text:p>
              </table:table-cell>
              <table:table-cell office:value-type="float" office:value="108">
                <text:p>108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60">
                <text:p>160</text:p>
              </table:table-cell>
              <table:table-cell office:value-type="float" office:value="116">
                <text:p>116</text:p>
              </table:table-cell>
              <table:table-cell office:value-type="float" office:value="87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78">
                <text:p>178</text:p>
              </table:table-cell>
              <table:table-cell office:value-type="float" office:value="125">
                <text:p>125</text:p>
              </table:table-cell>
              <table:table-cell office:value-type="float" office:value="92">
                <text:p>92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199">
                <text:p>199</text:p>
              </table:table-cell>
              <table:table-cell office:value-type="float" office:value="134">
                <text:p>134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219">
                <text:p>219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